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table:align="margins" style:writing-mode="lr-tb"/>
    </style:style>
    <style:style style:name="Table10.A" style:family="table-column">
      <style:table-column-properties style:rel-column-width="9686*"/>
    </style:style>
    <style:style style:name="Table10.B" style:family="table-column">
      <style:table-column-properties style:rel-column-width="7077*"/>
    </style:style>
    <style:style style:name="Table10.C" style:family="table-column">
      <style:table-column-properties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table:align="margins" fo:keep-with-next="always" style:writing-mode="lr-tb"/>
    </style:style>
    <style:style style:name="Table8.A" style:family="table-column">
      <style:table-column-properties style:rel-column-width="11027*"/>
    </style:style>
    <style:style style:name="Table8.B" style:family="table-column">
      <style:table-column-properties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table:align="margins" fo:keep-with-next="always" style:writing-mode="lr-tb"/>
    </style:style>
    <style:style style:name="Table11.A" style:family="table-column">
      <style:table-column-properties style:rel-column-width="6552*"/>
    </style:style>
    <style:style style:name="Table11.B" style:family="table-column">
      <style:table-column-properties style:rel-column-width="6554*"/>
    </style:style>
    <style:style style:name="Table11.D" style:family="table-column">
      <style:table-column-properties style:rel-column-width="6553*"/>
    </style:style>
    <style:style style:name="Table11.I" style:family="table-column">
      <style:table-column-properties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Heading">
      <style:paragraph-properties fo:text-align="center" style:justify-single-word="false"/>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5">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Standard">
      <style:paragraph-properties fo:background-color="transparent">
        <style:background-image/>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0"/>
    <style:style style:name="P36"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20"/>
    <style:style style:name="P47" style:family="paragraph" style:parent-style-name="Standard" style:list-style-name="L21"/>
    <style:style style:name="P48" style:family="paragraph" style:parent-style-name="Standard" style:master-page-name="First_20_Page">
      <style:paragraph-properties style:page-number="auto"/>
    </style:style>
    <style:style style:name="P49" style:family="paragraph" style:parent-style-name="Standard">
      <style:paragraph-properties fo:break-before="page"/>
    </style:style>
    <style:style style:name="P50" style:family="paragraph" style:parent-style-name="Footer">
      <style:paragraph-properties>
        <style:tab-stops>
          <style:tab-stop style:position="3in" style:type="center"/>
          <style:tab-stop style:position="6.5in" style:type="right"/>
        </style:tab-stops>
      </style:paragraph-properties>
    </style:style>
    <style:style style:name="P5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3" style:family="paragraph">
      <style:paragraph-properties style:writing-mode="lr-tb"/>
    </style:style>
    <style:style style:name="P5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35584640" text:id="ct535584640">
          <text:deletion>
            <office:change-info>
              <dc:creator>Bob Jacobsen</dc:creator>
              <dc:date>2012-07-23T16:19:00</dc:date>
            </office:change-info>
            <text:p text:style-name="Footnote">9 or 13</text:p>
          </text:deletion>
        </text:changed-region>
        <text:changed-region xml:id="ct535584448" text:id="ct535584448">
          <text:insertion>
            <office:change-info>
              <dc:creator>Bob Jacobsen</dc:creator>
              <dc:date>2012-07-23T16:19:00</dc:date>
            </office:change-info>
          </text:insertion>
        </text:changed-region>
        <text:changed-region xml:id="ct535584320" text:id="ct535584320">
          <text:insertion>
            <office:change-info>
              <dc:creator>Bob Jacobsen</dc:creator>
              <dc:date>2012-07-23T16:19:00</dc:date>
            </office:change-info>
          </text:insertion>
        </text:changed-region>
        <text:changed-region xml:id="ct535591648" text:id="ct535591648">
          <text:insertion>
            <office:change-info>
              <dc:creator>Bob Jacobsen</dc:creator>
              <dc:date>2012-05-27T00:28:00</dc:date>
            </office:change-info>
          </text:insertion>
        </text:changed-region>
        <text:changed-region xml:id="ct535592224" text:id="ct535592224">
          <text:insertion>
            <office:change-info>
              <dc:creator>Bob Jacobsen</dc:creator>
              <dc:date>2012-05-27T00:29:00</dc:date>
            </office:change-info>
          </text:insertion>
        </text:changed-region>
        <text:changed-region xml:id="ct535621440" text:id="ct535621440">
          <text:insertion>
            <office:change-info>
              <dc:creator>Bob Jacobsen</dc:creator>
              <dc:date>2012-05-28T12:59:00</dc:date>
            </office:change-info>
          </text:insertion>
        </text:changed-region>
        <text:changed-region xml:id="ct535621536" text:id="ct535621536">
          <text:insertion>
            <office:change-info>
              <dc:creator>Bob Jacobsen</dc:creator>
              <dc:date>2012-05-28T13:00:00</dc:date>
            </office:change-info>
          </text:insertion>
        </text:changed-region>
        <text:changed-region xml:id="ct92545360" text:id="ct92545360">
          <text:insertion>
            <office:change-info>
              <dc:creator>Bob Jacobsen</dc:creator>
              <dc:date>2012-06-27T08:21:00</dc:date>
            </office:change-info>
          </text:insertion>
        </text:changed-region>
        <text:changed-region xml:id="ct532950032" text:id="ct532950032">
          <text:insertion>
            <office:change-info>
              <dc:creator>Bob Jacobsen</dc:creator>
              <dc:date>2010-10-08T18:32:00</dc:date>
            </office:change-info>
          </text:insertion>
        </text:changed-region>
        <text:changed-region xml:id="ct533018752" text:id="ct533018752">
          <text:insertion>
            <office:change-info>
              <dc:creator>Bob Jacobsen</dc:creator>
              <dc:date>2010-10-08T18:32:00</dc:date>
            </office:change-info>
          </text:insertion>
        </text:changed-region>
        <text:changed-region xml:id="ct532976880" text:id="ct532976880">
          <text:insertion>
            <office:change-info>
              <dc:creator>Bob Jacobsen</dc:creator>
              <dc:date>2010-10-08T18:32:00</dc:date>
            </office:change-info>
          </text:insertion>
        </text:changed-region>
        <text:changed-region xml:id="ct533004880" text:id="ct533004880">
          <text:insertion>
            <office:change-info>
              <dc:creator>Bob Jacobsen</dc:creator>
              <dc:date>2010-10-08T18:32:00</dc:date>
            </office:change-info>
          </text:insertion>
        </text:changed-region>
        <text:changed-region xml:id="ct532998144" text:id="ct532998144">
          <text:insertion>
            <office:change-info>
              <dc:creator>Bob Jacobsen</dc:creator>
              <dc:date>2010-10-08T18:32:00</dc:date>
            </office:change-info>
          </text:insertion>
        </text:changed-region>
        <text:changed-region xml:id="ct532994880" text:id="ct532994880">
          <text:insertion>
            <office:change-info>
              <dc:creator>Bob Jacobsen</dc:creator>
              <dc:date>2010-10-08T18:32:00</dc:date>
            </office:change-info>
          </text:insertion>
        </text:changed-region>
        <text:changed-region xml:id="ct532989344" text:id="ct532989344">
          <text:insertion>
            <office:change-info>
              <dc:creator>Bob Jacobsen</dc:creator>
              <dc:date>2012-07-23T16:49:00</dc:date>
            </office:change-info>
          </text:insertion>
        </text:changed-region>
        <text:changed-region xml:id="ct532985984" text:id="ct532985984">
          <text:insertion>
            <office:change-info>
              <dc:creator>Bob Jacobsen</dc:creator>
              <dc:date>2012-07-23T16:48:00</dc:date>
            </office:change-info>
          </text:insertion>
        </text:changed-region>
        <text:changed-region xml:id="ct533055328" text:id="ct533055328">
          <text:insertion>
            <office:change-info>
              <dc:creator>Bob Jacobsen</dc:creator>
              <dc:date>2010-10-08T18:32:00</dc:date>
            </office:change-info>
          </text:insertion>
        </text:changed-region>
        <text:changed-region xml:id="ct532964976" text:id="ct532964976">
          <text:insertion>
            <office:change-info>
              <dc:creator>Bob Jacobsen</dc:creator>
              <dc:date>2012-07-23T16:49:00</dc:date>
            </office:change-info>
          </text:insertion>
        </text:changed-region>
        <text:changed-region xml:id="ct532972848" text:id="ct532972848">
          <text:insertion>
            <office:change-info>
              <dc:creator>Bob Jacobsen</dc:creator>
              <dc:date>2012-07-23T16:47:00</dc:date>
            </office:change-info>
          </text:insertion>
        </text:changed-region>
        <text:changed-region xml:id="ct533009888" text:id="ct533009888">
          <text:insertion>
            <office:change-info>
              <dc:creator>Bob Jacobsen</dc:creator>
              <dc:date>2010-10-08T18:32:00</dc:date>
            </office:change-info>
          </text:insertion>
        </text:changed-region>
        <text:changed-region xml:id="ct533015472" text:id="ct533015472">
          <text:insertion>
            <office:change-info>
              <dc:creator>Bob Jacobsen</dc:creator>
              <dc:date>2012-07-23T16:47:00</dc:date>
            </office:change-info>
          </text:insertion>
        </text:changed-region>
        <text:changed-region xml:id="ct532999392" text:id="ct532999392">
          <text:insertion>
            <office:change-info>
              <dc:creator>Bob Jacobsen</dc:creator>
              <dc:date>2010-10-08T18:32:00</dc:date>
            </office:change-info>
          </text:insertion>
        </text:changed-region>
        <text:changed-region xml:id="ct532990528" text:id="ct532990528">
          <text:insertion>
            <office:change-info>
              <dc:creator>Bob Jacobsen</dc:creator>
              <dc:date>2010-10-08T18:32:00</dc:date>
            </office:change-info>
          </text:insertion>
        </text:changed-region>
        <text:changed-region xml:id="ct532980272" text:id="ct532980272">
          <text:insertion>
            <office:change-info>
              <dc:creator>Bob Jacobsen</dc:creator>
              <dc:date>2010-10-08T18:32:00</dc:date>
            </office:change-info>
          </text:insertion>
        </text:changed-region>
        <text:changed-region xml:id="ct535382608" text:id="ct535382608">
          <text:insertion>
            <office:change-info>
              <dc:creator>Bob Jacobsen</dc:creator>
              <dc:date>2012-07-23T16:46:00</dc:date>
            </office:change-info>
          </text:insertion>
        </text:changed-region>
        <text:changed-region xml:id="ct535536832" text:id="ct535536832">
          <text:insertion>
            <office:change-info>
              <dc:creator>Bob Jacobsen</dc:creator>
              <dc:date>2012-07-23T16:47:00</dc:date>
            </office:change-info>
          </text:insertion>
        </text:changed-region>
        <text:changed-region xml:id="ct535493696" text:id="ct535493696">
          <text:insertion>
            <office:change-info>
              <dc:creator>Bob Jacobsen</dc:creator>
              <dc:date>2012-07-23T16:46:00</dc:date>
            </office:change-info>
          </text:insertion>
        </text:changed-region>
        <text:changed-region xml:id="ct535494048" text:id="ct535494048">
          <text:insertion>
            <office:change-info>
              <dc:creator>Bob Jacobsen</dc:creator>
              <dc:date>2010-10-08T18:32:00</dc:date>
            </office:change-info>
          </text:insertion>
        </text:changed-region>
        <text:changed-region xml:id="ct535494704" text:id="ct535494704">
          <text:insertion>
            <office:change-info>
              <dc:creator>Bob Jacobsen</dc:creator>
              <dc:date>2010-10-08T18:32:00</dc:date>
            </office:change-info>
          </text:insertion>
        </text:changed-region>
        <text:changed-region xml:id="ct535494912" text:id="ct535494912">
          <text:insertion>
            <office:change-info>
              <dc:creator>Bob Jacobsen</dc:creator>
              <dc:date>2012-07-23T16:44:00</dc:date>
            </office:change-info>
          </text:insertion>
        </text:changed-region>
        <text:changed-region xml:id="ct535495072" text:id="ct535495072">
          <text:deletion>
            <office:change-info>
              <dc:creator>Bob Jacobsen</dc:creator>
              <dc:date>2012-07-23T16:44:00</dc:date>
            </office:change-info>
            <text:p text:style-name="Table_20_Contents">See below</text:p>
          </text:deletion>
        </text:changed-region>
        <text:changed-region xml:id="ct535495424" text:id="ct535495424">
          <text:insertion>
            <office:change-info>
              <dc:creator>Bob Jacobsen</dc:creator>
              <dc:date>2010-10-08T18:32:00</dc:date>
            </office:change-info>
          </text:insertion>
        </text:changed-region>
        <text:changed-region xml:id="ct535495520" text:id="ct535495520">
          <text:insertion>
            <office:change-info>
              <dc:creator>Bob Jacobsen</dc:creator>
              <dc:date>2010-10-08T18:32:00</dc:date>
            </office:change-info>
          </text:insertion>
        </text:changed-region>
        <text:changed-region xml:id="ct535495744" text:id="ct535495744">
          <text:insertion>
            <office:change-info>
              <dc:creator>Bob Jacobsen</dc:creator>
              <dc:date>2010-10-08T18:32:00</dc:date>
            </office:change-info>
          </text:insertion>
        </text:changed-region>
        <text:changed-region xml:id="ct535494480" text:id="ct535494480">
          <text:insertion>
            <office:change-info>
              <dc:creator>Bob Jacobsen</dc:creator>
              <dc:date>2010-10-08T18:32:00</dc:date>
            </office:change-info>
          </text:insertion>
        </text:changed-region>
        <text:changed-region xml:id="ct535537184" text:id="ct535537184">
          <text:insertion>
            <office:change-info>
              <dc:creator>Bob Jacobsen</dc:creator>
              <dc:date>2010-10-08T18:32:00</dc:date>
            </office:change-info>
          </text:insertion>
        </text:changed-region>
        <text:changed-region xml:id="ct535537456" text:id="ct535537456">
          <text:insertion>
            <office:change-info>
              <dc:creator>Bob Jacobsen</dc:creator>
              <dc:date>2010-10-08T18:32:00</dc:date>
            </office:change-info>
          </text:insertion>
        </text:changed-region>
        <text:changed-region xml:id="ct535537552" text:id="ct535537552">
          <text:insertion>
            <office:change-info>
              <dc:creator>Bob Jacobsen</dc:creator>
              <dc:date>2010-10-08T18:32:00</dc:date>
            </office:change-info>
          </text:insertion>
        </text:changed-region>
        <text:changed-region xml:id="ct535537648" text:id="ct535537648">
          <text:insertion>
            <office:change-info>
              <dc:creator>Bob Jacobsen</dc:creator>
              <dc:date>2010-10-08T18:32:00</dc:date>
            </office:change-info>
          </text:insertion>
        </text:changed-region>
        <text:changed-region xml:id="ct535538720" text:id="ct535538720">
          <text:deletion>
            <office:change-info>
              <dc:creator>Bob Jacobsen</dc:creator>
              <dc:date>2012-05-26T23:02:00</dc:date>
            </office:change-info>
            <text:p text:style-name="Table_20_Heading"/>
            <text:p text:style-name="Table_20_Heading"/>
          </text:deletion>
        </text:changed-region>
        <text:changed-region xml:id="ct92561760" text:id="ct92561760">
          <text:insertion>
            <office:change-info>
              <dc:creator>Bob Jacobsen</dc:creator>
              <dc:date>2010-10-08T18:32:00</dc:date>
            </office:change-info>
          </text:insertion>
        </text:changed-region>
        <text:changed-region xml:id="ct92560880" text:id="ct92560880">
          <text:insertion>
            <office:change-info>
              <dc:creator>Bob Jacobsen</dc:creator>
              <dc:date>2012-07-23T17:16:00</dc:date>
            </office:change-info>
          </text:insertion>
        </text:changed-region>
        <text:changed-region xml:id="ct92563856" text:id="ct92563856">
          <text:insertion>
            <office:change-info>
              <dc:creator>Bob Jacobsen</dc:creator>
              <dc:date>2012-07-23T17:17:00</dc:date>
            </office:change-info>
          </text:insertion>
        </text:changed-region>
        <text:changed-region xml:id="ct92564080" text:id="ct92564080">
          <text:insertion>
            <office:change-info>
              <dc:creator>Bob Jacobsen</dc:creator>
              <dc:date>2012-07-23T17:18:00</dc:date>
            </office:change-info>
          </text:insertion>
        </text:changed-region>
        <text:changed-region xml:id="ct92566192" text:id="ct92566192">
          <text:insertion>
            <office:change-info>
              <dc:creator>Bob Jacobsen</dc:creator>
              <dc:date>2012-07-23T17:19:00</dc:date>
            </office:change-info>
          </text:insertion>
        </text:changed-region>
        <text:changed-region xml:id="ct92566320" text:id="ct92566320">
          <text:insertion>
            <office:change-info>
              <dc:creator>Bob Jacobsen</dc:creator>
              <dc:date>2012-07-23T17:20:00</dc:date>
            </office:change-info>
          </text:insertion>
        </text:changed-region>
        <text:changed-region xml:id="ct92569920" text:id="ct92569920">
          <text:insertion>
            <office:change-info>
              <dc:creator>Bob Jacobsen</dc:creator>
              <dc:date>2010-10-08T18:32:00</dc:date>
            </office:change-info>
          </text:insertion>
        </text:changed-region>
        <text:changed-region xml:id="ct92569520" text:id="ct92569520">
          <text:insertion>
            <office:change-info>
              <dc:creator>Bob Jacobsen</dc:creator>
              <dc:date>2010-10-08T18:32:00</dc:date>
            </office:change-info>
          </text:insertion>
        </text:changed-region>
        <text:changed-region xml:id="ct92570272" text:id="ct92570272">
          <text:insertion>
            <office:change-info>
              <dc:creator>Bob Jacobsen</dc:creator>
              <dc:date>2012-05-26T23:37:00</dc:date>
            </office:change-info>
          </text:insertion>
        </text:changed-region>
        <text:changed-region xml:id="ct92570400" text:id="ct92570400">
          <text:insertion>
            <office:change-info>
              <dc:creator>Bob Jacobsen</dc:creator>
              <dc:date>2010-10-08T18:32:00</dc:date>
            </office:change-info>
          </text:insertion>
        </text:changed-region>
        <text:changed-region xml:id="ct92570560" text:id="ct92570560">
          <text:insertion>
            <office:change-info>
              <dc:creator>Bob Jacobsen</dc:creator>
              <dc:date>2012-07-23T16:55:00</dc:date>
            </office:change-info>
          </text:insertion>
        </text:changed-region>
        <text:changed-region xml:id="ct92570768" text:id="ct92570768">
          <text:insertion>
            <office:change-info>
              <dc:creator>Bob Jacobsen</dc:creator>
              <dc:date>2012-07-23T16:58:00</dc:date>
            </office:change-info>
          </text:insertion>
        </text:changed-region>
        <text:changed-region xml:id="ct92570928" text:id="ct92570928">
          <text:insertion>
            <office:change-info>
              <dc:creator>Bob Jacobsen</dc:creator>
              <dc:date>2012-07-23T16:58:00</dc:date>
            </office:change-info>
          </text:insertion>
        </text:changed-region>
        <text:changed-region xml:id="ct92571056" text:id="ct92571056">
          <text:insertion>
            <office:change-info>
              <dc:creator>Bob Jacobsen</dc:creator>
              <dc:date>2012-07-23T16:54:00</dc:date>
            </office:change-info>
          </text:insertion>
        </text:changed-region>
        <text:changed-region xml:id="ct92571232" text:id="ct92571232">
          <text:insertion>
            <office:change-info>
              <dc:creator>Bob Jacobsen</dc:creator>
              <dc:date>2010-10-08T18:32:00</dc:date>
            </office:change-info>
          </text:insertion>
        </text:changed-region>
        <text:changed-region xml:id="ct92571456" text:id="ct92571456">
          <text:insertion>
            <office:change-info>
              <dc:creator>Bob Jacobsen</dc:creator>
              <dc:date>2012-07-23T16:55:00</dc:date>
            </office:change-info>
          </text:insertion>
        </text:changed-region>
        <text:changed-region xml:id="ct92571584" text:id="ct92571584">
          <text:insertion>
            <office:change-info>
              <dc:creator>Bob Jacobsen</dc:creator>
              <dc:date>2012-07-23T16:59:00</dc:date>
            </office:change-info>
          </text:insertion>
        </text:changed-region>
        <text:changed-region xml:id="ct92571712" text:id="ct92571712">
          <text:insertion>
            <office:change-info>
              <dc:creator>Bob Jacobsen</dc:creator>
              <dc:date>2010-10-08T18:32:00</dc:date>
            </office:change-info>
          </text:insertion>
        </text:changed-region>
        <text:changed-region xml:id="ct92571872" text:id="ct92571872">
          <text:insertion>
            <office:change-info>
              <dc:creator>Bob Jacobsen</dc:creator>
              <dc:date>2010-10-08T18:32:00</dc:date>
            </office:change-info>
          </text:insertion>
        </text:changed-region>
        <text:changed-region xml:id="ct92572464" text:id="ct92572464">
          <text:insertion>
            <office:change-info>
              <dc:creator>Bob Jacobsen</dc:creator>
              <dc:date>2010-10-08T18:32:00</dc:date>
            </office:change-info>
          </text:insertion>
        </text:changed-region>
        <text:changed-region xml:id="ct92572624" text:id="ct92572624">
          <text:insertion>
            <office:change-info>
              <dc:creator>Bob Jacobsen</dc:creator>
              <dc:date>2010-10-08T18:32:00</dc:date>
            </office:change-info>
          </text:insertion>
        </text:changed-region>
        <text:changed-region xml:id="ct92572784" text:id="ct92572784">
          <text:insertion>
            <office:change-info>
              <dc:creator>Bob Jacobsen</dc:creator>
              <dc:date>2010-10-08T18:32:00</dc:date>
            </office:change-info>
          </text:insertion>
        </text:changed-region>
        <text:changed-region xml:id="ct92572944" text:id="ct92572944">
          <text:insertion>
            <office:change-info>
              <dc:creator>Bob Jacobsen</dc:creator>
              <dc:date>2010-10-08T18:32:00</dc:date>
            </office:change-info>
          </text:insertion>
        </text:changed-region>
        <text:changed-region xml:id="ct92573104" text:id="ct92573104">
          <text:insertion>
            <office:change-info>
              <dc:creator>Bob Jacobsen</dc:creator>
              <dc:date>2012-07-23T16:59:00</dc:date>
            </office:change-info>
          </text:insertion>
        </text:changed-region>
        <text:changed-region xml:id="ct92573264" text:id="ct92573264">
          <text:insertion>
            <office:change-info>
              <dc:creator>Bob Jacobsen</dc:creator>
              <dc:date>2012-07-23T16:58:00</dc:date>
            </office:change-info>
          </text:insertion>
        </text:changed-region>
        <text:changed-region xml:id="ct535494144" text:id="ct535494144">
          <text:insertion>
            <office:change-info>
              <dc:creator>Bob Jacobsen</dc:creator>
              <dc:date>2010-10-08T18:32:00</dc:date>
            </office:change-info>
          </text:insertion>
        </text:changed-region>
        <text:changed-region xml:id="ct535364976" text:id="ct535364976">
          <text:insertion>
            <office:change-info>
              <dc:creator>Bob Jacobsen</dc:creator>
              <dc:date>2010-10-08T18:32:00</dc:date>
            </office:change-info>
          </text:insertion>
        </text:changed-region>
        <text:changed-region xml:id="ct535430992" text:id="ct535430992">
          <text:insertion>
            <office:change-info>
              <dc:creator>Bob Jacobsen</dc:creator>
              <dc:date>2010-10-08T18:32:00</dc:date>
            </office:change-info>
          </text:insertion>
        </text:changed-region>
        <text:changed-region xml:id="ct535552672" text:id="ct535552672">
          <text:insertion>
            <office:change-info>
              <dc:creator>Bob Jacobsen</dc:creator>
              <dc:date>2010-10-08T18:32:00</dc:date>
            </office:change-info>
          </text:insertion>
        </text:changed-region>
        <text:changed-region xml:id="ct535550224" text:id="ct535550224">
          <text:insertion>
            <office:change-info>
              <dc:creator>Bob Jacobsen</dc:creator>
              <dc:date>2010-10-08T18:32:00</dc:date>
            </office:change-info>
          </text:insertion>
        </text:changed-region>
        <text:changed-region xml:id="ct535497248" text:id="ct535497248">
          <text:insertion>
            <office:change-info>
              <dc:creator>Bob Jacobsen</dc:creator>
              <dc:date>2010-10-08T18:32:00</dc:date>
            </office:change-info>
          </text:insertion>
        </text:changed-region>
        <text:changed-region xml:id="ct535498256" text:id="ct535498256">
          <text:insertion>
            <office:change-info>
              <dc:creator>Bob Jacobsen</dc:creator>
              <dc:date>2010-10-08T18:32:00</dc:date>
            </office:change-info>
          </text:insertion>
        </text:changed-region>
        <text:changed-region xml:id="ct535498432" text:id="ct535498432">
          <text:insertion>
            <office:change-info>
              <dc:creator>Bob Jacobsen</dc:creator>
              <dc:date>2012-05-26T23:36:00</dc:date>
            </office:change-info>
          </text:insertion>
        </text:changed-region>
        <text:changed-region xml:id="ct535498640" text:id="ct535498640">
          <text:insertion>
            <office:change-info>
              <dc:creator>Bob Jacobsen</dc:creator>
              <dc:date>2010-10-08T18:32:00</dc:date>
            </office:change-info>
          </text:insertion>
        </text:changed-region>
        <text:changed-region xml:id="ct535608000" text:id="ct535608000">
          <text:insertion>
            <office:change-info>
              <dc:creator>Bob Jacobsen</dc:creator>
              <dc:date>2010-10-08T18:32:00</dc:date>
            </office:change-info>
          </text:insertion>
        </text:changed-region>
        <text:changed-region xml:id="ct535608096" text:id="ct535608096">
          <text:insertion>
            <office:change-info>
              <dc:creator>Bob Jacobsen</dc:creator>
              <dc:date>2012-03-19T09:53:00</dc:date>
            </office:change-info>
          </text:insertion>
        </text:changed-region>
        <text:changed-region xml:id="ct535610656" text:id="ct535610656">
          <text:insertion>
            <office:change-info>
              <dc:creator>Bob Jacobsen</dc:creator>
              <dc:date>2012-06-15T21:19:00</dc:date>
            </office:change-info>
          </text:insertion>
        </text:changed-region>
        <text:changed-region xml:id="ct535607536" text:id="ct535607536">
          <text:insertion>
            <office:change-info>
              <dc:creator>Bob Jacobsen</dc:creator>
              <dc:date>2012-06-15T21:21:00</dc:date>
            </office:change-info>
          </text:insertion>
        </text:changed-region>
        <text:changed-region xml:id="ct535611056" text:id="ct535611056">
          <text:insertion>
            <office:change-info>
              <dc:creator>Bob Jacobsen</dc:creator>
              <dc:date>2012-08-18T02:16:00</dc:date>
            </office:change-info>
          </text:insertion>
        </text:changed-region>
        <text:changed-region xml:id="ct535611408" text:id="ct535611408">
          <text:insertion>
            <office:change-info>
              <dc:creator>Bob Jacobsen</dc:creator>
              <dc:date>2012-06-15T21:22:00</dc:date>
            </office:change-info>
          </text:insertion>
        </text:changed-region>
        <text:changed-region xml:id="ct535612496" text:id="ct535612496">
          <text:insertion>
            <office:change-info>
              <dc:creator>Bob Jacobsen</dc:creator>
              <dc:date>2012-06-15T21:23:00</dc:date>
            </office:change-info>
          </text:insertion>
        </text:changed-region>
        <text:changed-region xml:id="ct535619888" text:id="ct535619888">
          <text:insertion>
            <office:change-info>
              <dc:creator>Bob Jacobsen</dc:creator>
              <dc:date>2010-10-08T18:32:00</dc:date>
            </office:change-info>
          </text:insertion>
        </text:changed-region>
        <text:changed-region xml:id="ct535620320" text:id="ct535620320">
          <text:insertion>
            <office:change-info>
              <dc:creator>Bob Jacobsen</dc:creator>
              <dc:date>2012-05-31T19:38:00</dc:date>
            </office:change-info>
          </text:insertion>
        </text:changed-region>
        <text:changed-region xml:id="ct535621120" text:id="ct535621120">
          <text:insertion>
            <office:change-info>
              <dc:creator>Bob Jacobsen</dc:creator>
              <dc:date>2010-10-08T18:32:00</dc:date>
            </office:change-info>
          </text:insertion>
        </text:changed-region>
        <text:changed-region xml:id="ct535620864" text:id="ct535620864">
          <text:insertion>
            <office:change-info>
              <dc:creator>Bob Jacobsen</dc:creator>
              <dc:date>2012-03-19T08:55:00</dc:date>
            </office:change-info>
          </text:insertion>
        </text:changed-region>
        <text:changed-region xml:id="ct535501104" text:id="ct535501104">
          <text:insertion>
            <office:change-info>
              <dc:creator>Bob Jacobsen</dc:creator>
              <dc:date>2012-05-27T23:44:00</dc:date>
            </office:change-info>
          </text:insertion>
        </text:changed-region>
        <text:changed-region xml:id="ct535637776" text:id="ct535637776">
          <text:insertion>
            <office:change-info>
              <dc:creator>Bob Jacobsen</dc:creator>
              <dc:date>2012-05-27T23:45:00</dc:date>
            </office:change-info>
          </text:insertion>
        </text:changed-region>
        <text:changed-region xml:id="ct535640592" text:id="ct535640592">
          <text:insertion>
            <office:change-info>
              <dc:creator>Bob Jacobsen</dc:creator>
              <dc:date>2012-05-28T17:02:00</dc:date>
            </office:change-info>
          </text:insertion>
        </text:changed-region>
        <text:changed-region xml:id="ct535640832" text:id="ct535640832">
          <text:insertion>
            <office:change-info>
              <dc:creator>Bob Jacobsen</dc:creator>
              <dc:date>2012-05-28T17:03:00</dc:date>
            </office:change-info>
          </text:insertion>
        </text:changed-region>
        <text:changed-region xml:id="ct535641040" text:id="ct535641040">
          <text:insertion>
            <office:change-info>
              <dc:creator>Bob Jacobsen</dc:creator>
              <dc:date>2012-05-28T17:05:00</dc:date>
            </office:change-info>
          </text:insertion>
        </text:changed-region>
        <text:changed-region xml:id="ct535641136" text:id="ct535641136">
          <text:insertion>
            <office:change-info>
              <dc:creator>Bob Jacobsen</dc:creator>
              <dc:date>2012-05-28T17:06:00</dc:date>
            </office:change-info>
          </text:insertion>
        </text:changed-region>
        <text:changed-region xml:id="ct535501744" text:id="ct535501744">
          <text:insertion>
            <office:change-info>
              <dc:creator>Bob Jacobsen</dc:creator>
              <dc:date>2012-05-28T17:07:00</dc:date>
            </office:change-info>
          </text:insertion>
        </text:changed-region>
        <text:changed-region xml:id="ct535641232" text:id="ct535641232">
          <text:insertion>
            <office:change-info>
              <dc:creator>Bob Jacobsen</dc:creator>
              <dc:date>2012-05-28T20:54:00</dc:date>
            </office:change-info>
          </text:insertion>
        </text:changed-region>
        <text:changed-region xml:id="ct535641536" text:id="ct535641536">
          <text:insertion>
            <office:change-info>
              <dc:creator>Bob Jacobsen</dc:creator>
              <dc:date>2012-05-28T20:55:00</dc:date>
            </office:change-info>
          </text:insertion>
        </text:changed-region>
        <text:changed-region xml:id="ct535641632" text:id="ct535641632">
          <text:insertion>
            <office:change-info>
              <dc:creator>Bob Jacobsen</dc:creator>
              <dc:date>2012-06-01T13:32:00</dc:date>
            </office:change-info>
          </text:insertion>
        </text:changed-region>
        <text:changed-region xml:id="ct535502080" text:id="ct535502080">
          <text:insertion>
            <office:change-info>
              <dc:creator>Bob Jacobsen</dc:creator>
              <dc:date>2012-07-23T00:42:00</dc:date>
            </office:change-info>
          </text:insertion>
        </text:changed-region>
        <text:changed-region xml:id="ct535642256" text:id="ct535642256">
          <text:insertion>
            <office:change-info>
              <dc:creator>Bob Jacobsen</dc:creator>
              <dc:date>2012-07-23T15:50:00</dc:date>
            </office:change-info>
          </text:insertion>
        </text:changed-region>
        <text:changed-region xml:id="ct535642432" text:id="ct535642432">
          <text:insertion>
            <office:change-info>
              <dc:creator>Bob Jacobsen</dc:creator>
              <dc:date>2012-07-23T23:18:00</dc:date>
            </office:change-info>
          </text:insertion>
        </text:changed-region>
        <text:changed-region xml:id="ct535502176" text:id="ct535502176">
          <text:insertion>
            <office:change-info>
              <dc:creator>Bob Jacobsen</dc:creator>
              <dc:date>2012-08-02T14:58:00</dc:date>
            </office:change-info>
          </text:insertion>
        </text:changed-region>
        <text:changed-region xml:id="ct535641328" text:id="ct535641328">
          <text:insertion>
            <office:change-info>
              <dc:creator>Bob Jacobsen</dc:creator>
              <dc:date>2012-08-02T14:59:00</dc:date>
            </office:change-info>
          </text:insertion>
        </text:changed-region>
        <text:changed-region xml:id="ct535644240" text:id="ct535644240">
          <text:insertion>
            <office:change-info>
              <dc:creator>Bob Jacobsen</dc:creator>
              <dc:date>2012-08-02T15:00:00</dc:date>
            </office:change-info>
          </text:insertion>
        </text:changed-region>
        <text:changed-region xml:id="ct535644336" text:id="ct535644336">
          <text:insertion>
            <office:change-info>
              <dc:creator>Bob Jacobsen</dc:creator>
              <dc:date>2012-08-02T16:53:00</dc:date>
            </office:change-info>
          </text:insertion>
        </text:changed-region>
        <text:changed-region xml:id="ct535643712" text:id="ct535643712">
          <text:insertion>
            <office:change-info>
              <dc:creator>Bob Jacobsen</dc:creator>
              <dc:date>2012-08-02T15:00:00</dc:date>
            </office:change-info>
          </text:insertion>
        </text:changed-region>
        <text:changed-region xml:id="ct535645856" text:id="ct535645856">
          <text:insertion>
            <office:change-info>
              <dc:creator>Bob Jacobsen</dc:creator>
              <dc:date>2012-08-02T16:54:00</dc:date>
            </office:change-info>
          </text:insertion>
        </text:changed-region>
        <text:changed-region xml:id="ct535644576" text:id="ct535644576">
          <text:insertion>
            <office:change-info>
              <dc:creator>Bob Jacobsen</dc:creator>
              <dc:date>2012-08-02T15:00:00</dc:date>
            </office:change-info>
          </text:insertion>
        </text:changed-region>
        <text:changed-region xml:id="ct535644672" text:id="ct535644672">
          <text:insertion>
            <office:change-info>
              <dc:creator>Bob Jacobsen</dc:creator>
              <dc:date>2012-08-02T16:54:00</dc:date>
            </office:change-info>
          </text:insertion>
        </text:changed-region>
        <text:changed-region xml:id="ct535646816" text:id="ct535646816">
          <text:insertion>
            <office:change-info>
              <dc:creator>Bob Jacobsen</dc:creator>
              <dc:date>2012-08-02T15:00:00</dc:date>
            </office:change-info>
          </text:insertion>
        </text:changed-region>
        <text:changed-region xml:id="ct535503312" text:id="ct535503312">
          <text:insertion>
            <office:change-info>
              <dc:creator>Bob Jacobsen</dc:creator>
              <dc:date>2012-08-02T16:54:00</dc:date>
            </office:change-info>
          </text:insertion>
        </text:changed-region>
        <text:changed-region xml:id="ct535647040" text:id="ct535647040">
          <text:insertion>
            <office:change-info>
              <dc:creator>Bob Jacobsen</dc:creator>
              <dc:date>2012-08-02T15:00:00</dc:date>
            </office:change-info>
          </text:insertion>
        </text:changed-region>
        <text:changed-region xml:id="ct535647136" text:id="ct535647136">
          <text:insertion>
            <office:change-info>
              <dc:creator>Bob Jacobsen</dc:creator>
              <dc:date>2012-08-02T16:54:00</dc:date>
            </office:change-info>
          </text:insertion>
        </text:changed-region>
        <text:changed-region xml:id="ct535647536" text:id="ct535647536">
          <text:insertion>
            <office:change-info>
              <dc:creator>Bob Jacobsen</dc:creator>
              <dc:date>2012-08-02T15:00:00</dc:date>
            </office:change-info>
          </text:insertion>
        </text:changed-region>
        <text:changed-region xml:id="ct535647632" text:id="ct535647632">
          <text:insertion>
            <office:change-info>
              <dc:creator>Bob Jacobsen</dc:creator>
              <dc:date>2012-08-02T16:57:00</dc:date>
            </office:change-info>
          </text:insertion>
        </text:changed-region>
        <text:changed-region xml:id="ct535644016" text:id="ct535644016">
          <text:insertion>
            <office:change-info>
              <dc:creator>Bob Jacobsen</dc:creator>
              <dc:date>2012-08-02T22:00:00</dc:date>
            </office:change-info>
          </text:insertion>
        </text:changed-region>
        <text:changed-region xml:id="ct535647728" text:id="ct535647728">
          <text:insertion>
            <office:change-info>
              <dc:creator>Bob Jacobsen</dc:creator>
              <dc:date>2012-08-02T15:00:00</dc:date>
            </office:change-info>
          </text:insertion>
        </text:changed-region>
        <text:changed-region xml:id="ct535503968" text:id="ct535503968">
          <text:insertion>
            <office:change-info>
              <dc:creator>Bob Jacobsen</dc:creator>
              <dc:date>2012-05-27T00:17:00</dc:date>
            </office:change-info>
          </text:insertion>
        </text:changed-region>
        <text:changed-region xml:id="ct535647824" text:id="ct535647824">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6105857828896272623"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change-start text:change-id="ct92545360"/>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92545360"/><text:change-start text:change-id="ct532950032"/>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8817105851538086233" text:style-name="L2">
        <text:list-item>
          <text:p text:style-name="P27">OpenLCB Common Information Technical Note</text:p>
        </text:list-item>
      </text:list>
      <text:p text:style-name="Standard">This specification is in the context of the following OpenLCB Specifications:</text:p>
      <text:list xml:id="list4297378595383501994" text:style-name="L3">
        <text:list-item>
          <text:p text:style-name="P28">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1581300465" text:continue-numbering="true" text:style-name="L3">
        <text:list-item>
          <text:p text:style-name="P28">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339167922" text:continue-numbering="true" text:style-name="L3">
        <text:list-item>
          <text:p text:style-name="P28">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6480542003769783106" text:style-name="L4">
        <text:list-item>
          <text:p text:style-name="P29">Use a dedicated bit field to distinguish the types, e.g. 1 indicates addressed and 0 means global.</text:p>
        </text:list-item>
        <text:list-item>
          <text:p text:style-name="P29">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532950032"/></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533018752"/>Field Name<text:change-end text:change-id="ct533018752"/></text:p>
          </table:table-cell>
          <table:table-cell table:style-name="Table10.A1" office:value-type="string">
            <text:p text:style-name="Table_20_Heading"><text:change-start text:change-id="ct532976880"/>Size &amp; Location mask<text:change-end text:change-id="ct532976880"/></text:p>
          </table:table-cell>
          <table:table-cell table:style-name="Table10.C1" office:value-type="string">
            <text:p text:style-name="Table_20_Heading"><text:change-start text:change-id="ct533004880"/>Description<text:change-end text:change-id="ct533004880"/></text:p>
          </table:table-cell>
        </table:table-row>
        <table:table-row>
          <table:table-cell table:style-name="Table10.A2" office:value-type="string">
            <text:p text:style-name="Table_20_Contents"><text:change-start text:change-id="ct532998144"/>Reserved<text:change-end text:change-id="ct532998144"/></text:p>
          </table:table-cell>
          <table:table-cell table:style-name="Table10.A2" office:value-type="string">
            <text:p text:style-name="Table_20_Contents"><text:change-start text:change-id="ct532994880"/>2 bits</text:p>
            <text:p text:style-name="Table_20_Contents">0xC000<text:change-end text:change-id="ct532994880"/></text:p>
          </table:table-cell>
          <table:table-cell table:style-name="Table10.C2" office:value-type="string">
            <text:p text:style-name="Table_20_Contents"><text:change-start text:change-id="ct532989344"/>Send and check as zero.<text:change-end text:change-id="ct532989344"/></text:p>
          </table:table-cell>
        </table:table-row>
        <table:table-row>
          <table:table-cell table:style-name="Table10.A2" office:value-type="string">
            <text:p text:style-name="Table_20_Contents"><text:change-start text:change-id="ct532985984"/>Special flag<text:change-end text:change-id="ct532985984"/></text:p>
          </table:table-cell>
          <table:table-cell table:style-name="Table10.A2" office:value-type="string">
            <text:p text:style-name="Table_20_Contents"><text:change-start text:change-id="ct533055328"/>1 bit</text:p>
            <text:p text:style-name="Table_20_Contents">0x2000<text:change-end text:change-id="ct533055328"/></text:p>
          </table:table-cell>
          <table:table-cell table:style-name="Table10.C2" office:value-type="string">
            <text:p text:style-name="Table_20_Contents"><text:change-start text:change-id="ct532964976"/>0 means original-segment only, 1 should be forwarded throughout.<text:change-end text:change-id="ct532964976"/></text:p>
          </table:table-cell>
        </table:table-row>
        <table:table-row>
          <table:table-cell table:style-name="Table10.A2" office:value-type="string">
            <text:p text:style-name="Table_20_Contents"><text:change-start text:change-id="ct532972848"/>Stream or Datagram<text:change-end text:change-id="ct532972848"/></text:p>
          </table:table-cell>
          <table:table-cell table:style-name="Table10.A2" office:value-type="string">
            <text:p text:style-name="Table_20_Contents"><text:change-start text:change-id="ct533009888"/>1 bit</text:p>
            <text:p text:style-name="Table_20_Contents">0x1000<text:change-end text:change-id="ct533009888"/></text:p>
          </table:table-cell>
          <table:table-cell table:style-name="Table10.C2" office:value-type="string">
            <text:p text:style-name="Table_20_Contents"><text:change-start text:change-id="ct533015472"/><text:s/>1 means stream or datagram, 0 means regular message.<text:change-end text:change-id="ct533015472"/></text:p>
          </table:table-cell>
        </table:table-row>
        <table:table-row>
          <table:table-cell table:style-name="Table10.A2" office:value-type="string">
            <text:p text:style-name="Table_20_Contents"><text:change-start text:change-id="ct532999392"/>Static Priority<text:change-end text:change-id="ct532999392"/></text:p>
          </table:table-cell>
          <table:table-cell table:style-name="Table10.A2" office:value-type="string">
            <text:p text:style-name="Table_20_Contents"><text:change-start text:change-id="ct532990528"/>2 bits</text:p>
            <text:p text:style-name="Table_20_Contents">0x0C00<text:change-end text:change-id="ct532990528"/></text:p>
          </table:table-cell>
          <table:table-cell table:style-name="Table10.C2" office:value-type="string">
            <text:p text:style-name="Table_20_Contents"><text:change-start text:change-id="ct532980272"/>0 to 3</text:p>
            <text:p text:style-name="Table_20_Contents">0 goes first, 3 last if priority processing is present<text:change-end text:change-id="ct532980272"/></text:p>
          </table:table-cell>
        </table:table-row>
        <table:table-row table:style-name="Table10.6">
          <table:table-cell table:style-name="Table10.A2" office:value-type="string">
            <text:p text:style-name="Table_20_Contents"><text:change-start text:change-id="ct535382608"/>Type Within Priority<text:change-end text:change-id="ct535382608"/></text:p>
          </table:table-cell>
          <table:table-cell table:style-name="Table10.A2" office:value-type="string">
            <text:p text:style-name="Table_20_Contents"><text:change-start text:change-id="ct535536832"/>5 bits</text:p>
            <text:p text:style-name="Table_20_Contents"><text:change-end text:change-id="ct535536832"/><text:change-start text:change-id="ct535493696"/>0x03E0<text:change-end text:change-id="ct535493696"/></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535494048"/>Simple Node flag<text:change-end text:change-id="ct535494048"/></text:p>
          </table:table-cell>
          <table:table-cell table:style-name="Table10.A2" office:value-type="string">
            <text:p text:style-name="Table_20_Contents"><text:change-start text:change-id="ct535494704"/>1 bit<text:line-break/>0x0010<text:change-end text:change-id="ct535494704"/></text:p>
          </table:table-cell>
          <table:table-cell table:style-name="Table10.C2" office:value-type="string">
            <text:p text:style-name="Table_20_Contents"><text:change-start text:change-id="ct535494912"/>0 means for simple node, 1 means <text:s/>not<text:change-end text:change-id="ct535494912"/><text:change text:change-id="ct535495072"/></text:p>
          </table:table-cell>
        </table:table-row>
        <table:table-row>
          <table:table-cell table:style-name="Table10.A2" office:value-type="string">
            <text:p text:style-name="Table_20_Contents"><text:change-start text:change-id="ct535495424"/>Address Present<text:change-end text:change-id="ct535495424"/></text:p>
          </table:table-cell>
          <table:table-cell table:style-name="Table10.A2" office:value-type="string">
            <text:p text:style-name="Table_20_Contents"><text:change-start text:change-id="ct535495520"/>1 bit<text:line-break/>0x0008<text:change-end text:change-id="ct53549552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535495744"/>Event ID flag<text:change-end text:change-id="ct535495744"/></text:p>
          </table:table-cell>
          <table:table-cell table:style-name="Table10.A2" office:value-type="string">
            <text:p text:style-name="Table_20_Contents"><text:change-start text:change-id="ct535494480"/>1 bit</text:p>
            <text:p text:style-name="Table_20_Contents">0x0004<text:change-end text:change-id="ct535494480"/></text:p>
          </table:table-cell>
          <table:table-cell table:style-name="Table10.C2" office:value-type="string">
            <text:p text:style-name="Table_20_Contents"><text:change-start text:change-id="ct535537184"/>1 means Event ID present, 0 not present<text:change-end text:change-id="ct535537184"/></text:p>
          </table:table-cell>
        </table:table-row>
        <table:table-row>
          <table:table-cell table:style-name="Table10.A2" office:value-type="string">
            <text:p text:style-name="Table_20_Contents"><text:change-start text:change-id="ct535537456"/>Modifier bits<text:change-end text:change-id="ct535537456"/></text:p>
          </table:table-cell>
          <table:table-cell table:style-name="Table10.A2" office:value-type="string">
            <text:p text:style-name="Table_20_Contents"><text:change-start text:change-id="ct535537552"/>2 bits</text:p>
            <text:p text:style-name="Table_20_Contents">0x0003<text:change-end text:change-id="ct535537552"/></text:p>
          </table:table-cell>
          <table:table-cell table:style-name="Table10.C2" office:value-type="string">
            <text:p text:style-name="Table_20_Contents"><text:change-start text:change-id="ct535537648"/>Used in some MTIs; by default 0b00 sent and checked<text:change-end text:change-id="ct535537648"/></text:p>
          </table:table-cell>
        </table:table-row>
      </table:table>
      <text:p text:style-name="Table_20_Heading"><text:change text:change-id="ct535538720"/><text:change-start text:change-id="ct92561760"/><text:soft-page-break/>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815474270987821768" text:style-name="L5">
        <text:list-item>
          <text:p text:style-name="P30">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30"><text:soft-page-break/>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5">The priority mechanism may or may not work outside the priority field; MTIs should be chosen to work in either case.</text:p>
      <text:list xml:id="list1299028786" text:continue-numbering="true" text:style-name="L5">
        <text:list-item>
          <text:p text:style-name="P30">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6594877821261060954" text:style-name="L6">
        <text:list-item>
          <text:p text:style-name="P31">The first bit (MSB)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31">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19">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7">0</text:p>
          </table:table-cell>
          <table:table-cell table:style-name="Table8.B2" office:value-type="string">
            <text:p text:style-name="Table_20_Contents">(Reserved)</text:p>
          </table:table-cell>
        </table:table-row>
        <table:table-row>
          <table:table-cell table:style-name="Table8.A2" office:value-type="float" office:value="1">
            <text:p text:style-name="P17">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7">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7">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7">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7">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7">6</text:p>
          </table:table-cell>
          <table:table-cell table:style-name="Table8.B2" office:value-type="string">
            <text:p text:style-name="Table_20_Contents">(Reserved)</text:p>
          </table:table-cell>
        </table:table-row>
        <table:table-row>
          <table:table-cell table:style-name="Table8.A2" office:value-type="float" office:value="7">
            <text:p text:style-name="P17">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92561760"/><text:change-start text:change-id="ct92560880"/>If the “addressed” bit is <text:change-end text:change-id="ct92560880"/><text:change-start text:change-id="ct92563856"/>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92563856"/><text:change-start text:change-id="ct92564080"/>protocols.</text:p>
      <text:p text:style-name="Standard">The format of this in binary is</text:p>
      <text:p text:style-name="Standard"><text:tab/>rrff dddd, dddd dddd</text:p>
      <text:p text:style-name="Standard">rr are two reserved bits.</text:p>
      <text:p text:style-name="Standard">The tw<text:change-end text:change-id="ct92564080"/><text:change-start text:change-id="ct92566192"/>o ff bits can be used for packing and unpacking large messages to a sequence of CAN frames, see below. <text:s/>The coding is</text:p>
      <text:list xml:id="list3166515574279834168" text:style-name="L7">
        <text:list-item>
          <text:p text:style-name="P32"><text:soft-page-break/>00 Only frame</text:p>
        </text:list-item>
        <text:list-item>
          <text:p text:style-name="P32">01 First frame of more than one</text:p>
        </text:list-item>
        <text:list-item>
          <text:p text:style-name="P32">10 Last frame of more than one</text:p>
        </text:list-item>
        <text:list-item>
          <text:p text:style-name="P32">11<text:change-end text:change-id="ct92566192"/><text:change-start text:change-id="ct92566320"/> Middle frame of more than 2.</text:p>
        </text:list-item>
      </text:list>
      <text:p text:style-name="Standard">You can think of these as active-zero start <text:span text:style-name="T7">and</text:span> end bits respectively.</text:p>
      <text:p text:style-name="Standard"><text:change-end text:change-id="ct92566320"/></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92569920"/>Field<text:change-end text:change-id="ct92569920"/></text:p>
            </table:table-cell>
            <table:table-cell table:style-name="Table11.A1" office:value-type="string">
              <text:p text:style-name="Table_20_Heading"><text:change-start text:change-id="ct92569520"/>CAN prefix<text:change-end text:change-id="ct92569520"/></text:p>
            </table:table-cell>
            <table:table-cell table:style-name="Table11.A1" office:value-type="string">
              <text:p text:style-name="Table_20_Heading"><text:change-start text:change-id="ct92570272"/>Frame <text:change-end text:change-id="ct92570272"/><text:change-start text:change-id="ct92570400"/>Type<text:change-end text:change-id="ct92570400"/></text:p>
            </table:table-cell>
            <table:table-cell table:style-name="Table11.A1" office:value-type="string">
              <text:p text:style-name="Table_20_Heading"><text:change-start text:change-id="ct92570560"/>Static Priority<text:change-end text:change-id="ct92570560"/></text:p>
            </table:table-cell>
            <table:table-cell table:style-name="Table11.A1" office:value-type="string">
              <text:p text:style-name="Table_20_Heading"><text:change-start text:change-id="ct92570768"/>Type within Priority<text:change-end text:change-id="ct92570768"/></text:p>
            </table:table-cell>
            <table:table-cell table:style-name="Table11.A1" office:value-type="string">
              <text:p text:style-name="Table_20_Heading"><text:change-start text:change-id="ct92570928"/>Simple Node flag<text:change-end text:change-id="ct92570928"/></text:p>
            </table:table-cell>
            <table:table-cell table:style-name="Table11.A1" office:value-type="string">
              <text:p text:style-name="Table_20_Heading"><text:change-start text:change-id="ct92571056"/>Address Present<text:change-end text:change-id="ct92571056"/></text:p>
            </table:table-cell>
            <table:table-cell table:style-name="Table11.A1" office:value-type="string">
              <text:p text:style-name="Table_20_Heading"><text:change-start text:change-id="ct92571232"/>Event ID present<text:change-end text:change-id="ct92571232"/></text:p>
            </table:table-cell>
            <table:table-cell table:style-name="Table11.A1" office:value-type="string">
              <text:p text:style-name="Table_20_Heading"><text:change-start text:change-id="ct92571456"/>Modifier<text:change-end text:change-id="ct92571456"/><text:change-start text:change-id="ct92571584"/> <text:change-end text:change-id="ct92571584"/><text:change-start text:change-id="ct92571712"/>Bits<text:change-end text:change-id="ct92571712"/></text:p>
            </table:table-cell>
            <table:table-cell table:style-name="Table11.J1" office:value-type="string">
              <text:p text:style-name="Table_20_Heading"><text:change-start text:change-id="ct92571872"/>Source ID<text:change-end text:change-id="ct92571872"/></text:p>
            </table:table-cell>
          </table:table-row>
        </table:table-header-rows>
        <table:table-row>
          <table:table-cell table:style-name="Table11.A2" office:value-type="string">
            <text:p text:style-name="Table_20_Heading"><text:change-start text:change-id="ct92572464"/>Size &amp; location (within 29-bit CAN Header)<text:change-end text:change-id="ct92572464"/></text:p>
          </table:table-cell>
          <table:table-cell table:style-name="Table11.A2" office:value-type="string">
            <text:p text:style-name="P17"><text:change-start text:change-id="ct92572624"/>0x1800,0000<text:change-end text:change-id="ct92572624"/></text:p>
          </table:table-cell>
          <table:table-cell table:style-name="Table11.A2" office:value-type="string">
            <text:p text:style-name="P17"><text:change-start text:change-id="ct92572784"/>0x0700,0000<text:change-end text:change-id="ct92572784"/></text:p>
          </table:table-cell>
          <table:table-cell table:style-name="Table11.A2" office:value-type="string">
            <text:p text:style-name="P17"><text:change-start text:change-id="ct92572944"/>0x00C0,0000<text:change-end text:change-id="ct92572944"/></text:p>
          </table:table-cell>
          <table:table-cell table:style-name="Table11.A2" office:value-type="string">
            <text:p text:style-name="P17"><text:change-start text:change-id="ct92573104"/>0x003E, 0000<text:change-end text:change-id="ct92573104"/></text:p>
          </table:table-cell>
          <table:table-cell table:style-name="Table11.A2" office:value-type="string">
            <text:p text:style-name="P17"><text:change-start text:change-id="ct92573264"/>0x0001,0000<text:change-end text:change-id="ct92573264"/></text:p>
          </table:table-cell>
          <table:table-cell table:style-name="Table11.A2" office:value-type="string">
            <text:p text:style-name="P17"><text:change-start text:change-id="ct535494144"/>0x0000,8000<text:change-end text:change-id="ct535494144"/></text:p>
          </table:table-cell>
          <table:table-cell table:style-name="Table11.A2" office:value-type="string">
            <text:p text:style-name="P17"><text:change-start text:change-id="ct535364976"/>0x0000,4000<text:change-end text:change-id="ct535364976"/></text:p>
          </table:table-cell>
          <table:table-cell table:style-name="Table11.A2" office:value-type="string">
            <text:p text:style-name="P17"><text:change-start text:change-id="ct535430992"/>0x0000,3000<text:change-end text:change-id="ct535430992"/></text:p>
          </table:table-cell>
          <table:table-cell table:style-name="Table11.J2" office:value-type="string">
            <text:p text:style-name="P17"><text:change-start text:change-id="ct535552672"/>12 bits</text:p>
            <text:p text:style-name="P17">0x0000,0FFF<text:change-end text:change-id="ct535552672"/></text:p>
          </table:table-cell>
        </table:table-row>
        <table:table-row>
          <table:table-cell table:style-name="Table11.A2" office:value-type="string">
            <text:p text:style-name="Table_20_Heading"><text:change-start text:change-id="ct535550224"/>Value(s)<text:change-end text:change-id="ct535550224"/></text:p>
          </table:table-cell>
          <table:table-cell table:style-name="Table11.B3" office:value-type="float" office:value="3">
            <text:p text:style-name="P17"><text:change-start text:change-id="ct535497248"/>3<text:change-end text:change-id="ct535497248"/></text:p>
          </table:table-cell>
          <table:table-cell table:style-name="Table11.B3" office:value-type="float" office:value="0">
            <text:p text:style-name="P17"><text:change-start text:change-id="ct535498256"/>0<text:change-end text:change-id="ct535498256"/></text:p>
          </table:table-cell>
          <table:table-cell table:style-name="Table11.A2" table:number-columns-spanned="6" office:value-type="string">
            <text:p text:style-name="P17"><text:change-start text:change-id="ct535498432"/>See Table 1 MTI description<text:change-end text:change-id="ct535498432"/></text:p>
          </table:table-cell>
          <table:covered-table-cell/>
          <table:covered-table-cell/>
          <table:covered-table-cell/>
          <table:covered-table-cell/>
          <table:covered-table-cell/>
          <table:table-cell table:style-name="Table11.J2" office:value-type="string">
            <text:p text:style-name="P17"><text:change-start text:change-id="ct535498640"/>12-bit alias for source node<text:change-end text:change-id="ct535498640"/></text:p>
          </table:table-cell>
        </table:table-row>
      </table:table>
      <text:p text:style-name="Table"><text:change-start text:change-id="ct535608000"/>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7">2 bits</text:p>
            <text:p text:style-name="P17">0x1800,0000</text:p>
          </table:table-cell>
          <table:table-cell table:style-name="Table2.A2" office:value-type="string">
            <text:p text:style-name="P17">3 bits</text:p>
            <text:p text:style-name="P17">0x0700,0000</text:p>
          </table:table-cell>
          <table:table-cell table:style-name="Table2.A2" office:value-type="string">
            <text:p text:style-name="P17">12 bits</text:p>
            <text:p text:style-name="P17">0x00FF,F000</text:p>
          </table:table-cell>
          <table:table-cell table:style-name="Table2.E2" office:value-type="string">
            <text:p text:style-name="P17">12 bits</text:p>
            <text:p text:style-name="P17">0x0000,0FFF</text:p>
          </table:table-cell>
        </table:table-row>
        <table:table-row>
          <table:table-cell table:style-name="Table2.A2" office:value-type="string">
            <text:p text:style-name="Table_20_Heading">Value(s)</text:p>
          </table:table-cell>
          <table:table-cell table:style-name="Table2.B3" office:value-type="float" office:value="3">
            <text:p text:style-name="P17">3</text:p>
          </table:table-cell>
          <table:table-cell table:style-name="Table2.B3" office:value-type="float" office:value="6">
            <text:p text:style-name="P17">6</text:p>
          </table:table-cell>
          <table:table-cell table:style-name="Table2.A2" office:value-type="string">
            <text:p text:style-name="P17">12-bit alias for destination node</text:p>
          </table:table-cell>
          <table:table-cell table:style-name="Table2.E2" office:value-type="string">
            <text:p text:style-name="P17">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8032795269562386246" text:style-name="L8">
        <text:list-item>
          <text:p text:style-name="P33">The source Node ID</text:p>
        </text:list-item>
        <text:list-item>
          <text:p text:style-name="P33">The MTI</text:p>
        </text:list-item>
        <text:list-item>
          <text:p text:style-name="P33">If flagged as present, the destination Node ID</text:p>
        </text:list-item>
        <text:list-item>
          <text:p text:style-name="P33">If flagged as present, an Event ID</text:p>
        </text:list-item>
        <text:list-item>
          <text:p text:style-name="P33">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4780772907455683750" text:style-name="L9">
        <text:list-item>
          <text:p text:style-name="P34">Uninitialized</text:p>
        </text:list-item>
        <text:list-item>
          <text:p text:style-name="P34">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Nam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Simple Node </text:p>
          </table:table-cell>
          <table:table-cell table:style-name="Table3.A1" office:value-type="string">
            <text:p text:style-name="P18">Common</text:p>
            <text:p text:style-name="P18">MTI</text:p>
          </table:table-cell>
          <table:table-cell table:style-name="Table3.A1" office:value-type="string">
            <text:p text:style-name="P18">CAN format</text:p>
          </table:table-cell>
          <table:table-cell table:style-name="Table3.G1" office:value-type="string">
            <text:p text:style-name="P18">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0x0100</text:p>
          </table:table-cell>
          <table:table-cell table:style-name="Table3.A2" office:value-type="string">
            <text:p text:style-name="P17">0x1910,0sss</text:p>
          </table:table-cell>
          <table:table-cell table:style-name="Table3.G2" office:value-type="string">
            <text:p text:style-name="P17">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Nam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Simple Node </text:p>
          </table:table-cell>
          <table:table-cell table:style-name="Table4.A1" office:value-type="string">
            <text:p text:style-name="P18">Common</text:p>
            <text:p text:style-name="P18">MTI</text:p>
          </table:table-cell>
          <table:table-cell table:style-name="Table4.A1" office:value-type="string">
            <text:p text:style-name="P18">CAN format</text:p>
          </table:table-cell>
          <table:table-cell table:style-name="Table4.G1" office:value-type="string">
            <text:p text:style-name="P18">Data Content</text:p>
          </table:table-cell>
        </table:table-row>
        <table:table-row>
          <table:table-cell table:style-name="Table4.A2" table:number-rows-spanned="2" office:value-type="string">
            <text:p text:style-name="P17">Verify Node ID</text:p>
          </table:table-cell>
          <table:table-cell table:style-name="Table4.A2" office:value-type="string">
            <text:p text:style-name="P17">N</text:p>
          </table:table-cell>
          <table:table-cell table:style-name="Table4.A2" office:value-type="string">
            <text:p text:style-name="P17">N</text:p>
          </table:table-cell>
          <table:table-cell table:style-name="Table4.A2" office:value-type="string">
            <text:p text:style-name="P17">Y</text:p>
          </table:table-cell>
          <table:table-cell table:style-name="Table4.A2" office:value-type="string">
            <text:p text:style-name="P17">0x28A7</text:p>
          </table:table-cell>
          <table:table-cell table:style-name="Table4.A2" office:value-type="string">
            <text:p text:style-name="P17">0x1949,0sss</text:p>
          </table:table-cell>
          <table:table-cell table:style-name="Table4.G2" office:value-type="string">
            <text:p text:style-name="P17">(optional) Node ID</text:p>
          </table:table-cell>
        </table:table-row>
        <table:table-row>
          <table:covered-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7"/>
          </table:table-cell>
          <table:table-cell table:style-name="Table4.A2" office:value-type="string">
            <text:p text:style-name="P17">0x30A0</text:p>
          </table:table-cell>
          <table:table-cell table:style-name="Table4.A2" office:value-type="string">
            <text:p text:style-name="P17">0x1948,8sss fddd</text:p>
          </table:table-cell>
          <table:table-cell table:style-name="Table4.G2" office:value-type="string">
            <text:p text:style-name="P17">(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Name</text:p>
          </table:table-cell>
          <table:table-cell table:style-name="Table5.A1" office:value-type="string">
            <text:p text:style-name="P18">Dest ID</text:p>
          </table:table-cell>
          <table:table-cell table:style-name="Table5.A1" office:value-type="string">
            <text:p text:style-name="P18">Event ID</text:p>
          </table:table-cell>
          <table:table-cell table:style-name="Table5.A1" office:value-type="string">
            <text:p text:style-name="P18">Simple Node </text:p>
          </table:table-cell>
          <table:table-cell table:style-name="Table5.A1" office:value-type="string">
            <text:p text:style-name="P18">Common</text:p>
            <text:p text:style-name="P18">MTI</text:p>
          </table:table-cell>
          <table:table-cell table:style-name="Table5.A1" office:value-type="string">
            <text:p text:style-name="P18">CAN format</text:p>
          </table:table-cell>
          <table:table-cell table:style-name="Table5.G1" office:value-type="string">
            <text:p text:style-name="P18">Data Content</text:p>
          </table:table-cell>
        </table:table-row>
        <table:table-row>
          <table:table-cell table:style-name="Table5.A2" office:value-type="string">
            <text:p text:style-name="P17">Verified Node ID</text:p>
          </table:table-cell>
          <table:table-cell table:style-name="Table5.A2" office:value-type="string">
            <text:p text:style-name="P17">N</text:p>
          </table:table-cell>
          <table:table-cell table:style-name="Table5.A2" office:value-type="string">
            <text:p text:style-name="P17">N</text:p>
          </table:table-cell>
          <table:table-cell table:style-name="Table5.A2" office:value-type="string">
            <text:p text:style-name="P17">Y</text:p>
          </table:table-cell>
          <table:table-cell table:style-name="Table5.A2" office:value-type="string">
            <text:p text:style-name="P17">0x28B7</text:p>
          </table:table-cell>
          <table:table-cell table:style-name="Table5.A2" office:value-type="string">
            <text:p text:style-name="P17">0x1917,0sss</text:p>
          </table:table-cell>
          <table:table-cell table:style-name="Table5.G2" office:value-type="string">
            <text:p text:style-name="P17">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8">Name</text:p>
          </table:table-cell>
          <table:table-cell table:style-name="Table6.A1" office:value-type="string">
            <text:p text:style-name="P18">Dest ID</text:p>
          </table:table-cell>
          <table:table-cell table:style-name="Table6.A1" office:value-type="string">
            <text:p text:style-name="P18">Event ID</text:p>
          </table:table-cell>
          <table:table-cell table:style-name="Table6.A1" office:value-type="string">
            <text:p text:style-name="P18">Simple Node </text:p>
          </table:table-cell>
          <table:table-cell table:style-name="Table6.A1" office:value-type="string">
            <text:p text:style-name="P18">Common</text:p>
            <text:p text:style-name="P18">MTI</text:p>
          </table:table-cell>
          <table:table-cell table:style-name="Table6.A1" office:value-type="string">
            <text:p text:style-name="P18">CAN format</text:p>
          </table:table-cell>
          <table:table-cell table:style-name="Table6.G1" office:value-type="string">
            <text:p text:style-name="P18">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
          </table:table-cell>
          <table:table-cell table:style-name="Table6.A2" office:value-type="string">
            <text:p text:style-name="P17">0x30C0</text:p>
          </table:table-cell>
          <table:table-cell table:style-name="Table6.A2" office:value-type="string">
            <text:p text:style-name="P17">0x1906,8sss fddd</text:p>
          </table:table-cell>
          <table:table-cell table:style-name="Table6.G2" office:value-type="string">
            <text:p text:style-name="P17">Error codes, MTI, optional information</text:p>
          </table:table-cell>
        </table:table-row>
      </table:table>
      <text:p text:style-name="P12"/>
      <text:p text:style-name="P11">The contents are, in order:</text:p>
      <text:list xml:id="list4873040043208549475" text:style-name="L10">
        <text:list-item>
          <text:p text:style-name="P35"><text:span text:style-name="T7">Two bytes of error code.</text:span></text:p>
        </text:list-item>
        <text:list-item>
          <text:p text:style-name="P35"><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535584640"/><text:change-start text:change-id="ct535584448"/>13<text:change-end text:change-id="ct535584448"/> bits of the MTI via each frame<text:change-start text:change-id="ct535584320"/> (the special bit is known to be zero)<text:change-end text:change-id="ct535584320"/>.</text:p></text:note-body></text:note></text:span><text:span text:style-name="T7">, that content is returned with the rest of the MTI bits set to zero.</text:span></text:p>
        </text:list-item>
        <text:list-item>
          <text:p text:style-name="P36">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6">0x1000 bit: if set, this is known to be a temporary error, and the interaction can be retried.</text:p>
      <text:p text:style-name="P16">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8">Name</text:p>
          </table:table-cell>
          <table:table-cell table:style-name="Table7.A1" office:value-type="string">
            <text:p text:style-name="P18">Dest ID</text:p>
          </table:table-cell>
          <table:table-cell table:style-name="Table7.A1" office:value-type="string">
            <text:p text:style-name="P18">Event ID</text:p>
          </table:table-cell>
          <table:table-cell table:style-name="Table7.A1" office:value-type="string">
            <text:p text:style-name="P18">Simple Node </text:p>
          </table:table-cell>
          <table:table-cell table:style-name="Table7.A1" office:value-type="string">
            <text:p text:style-name="P18">Common</text:p>
            <text:p text:style-name="P18">MTI</text:p>
          </table:table-cell>
          <table:table-cell table:style-name="Table7.A1" office:value-type="string">
            <text:p text:style-name="P18">CAN format</text:p>
          </table:table-cell>
          <table:table-cell table:style-name="Table7.G1" office:value-type="string">
            <text:p text:style-name="P18">Data Content</text:p>
          </table:table-cell>
        </table:table-row>
        <table:table-row>
          <table:table-cell table:style-name="Table7.A2" office:value-type="string">
            <text:p text:style-name="P17">Terminate Due to Error</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
          </table:table-cell>
          <table:table-cell table:style-name="Table7.A2" office:value-type="string">
            <text:p text:style-name="P17">0x30D0</text:p>
          </table:table-cell>
          <table:table-cell table:style-name="Table7.A2" office:value-type="string">
            <text:p text:style-name="P17">0x19A0,8sss fddd</text:p>
          </table:table-cell>
          <table:table-cell table:style-name="Table7.G2" office:value-type="string">
            <text:p text:style-name="P17">Error code, MTI, optional information</text:p>
          </table:table-cell>
        </table:table-row>
      </table:table>
      <text:p text:style-name="P16"/>
      <text:p text:style-name="P11">The contents are, in order:</text:p>
      <text:list xml:id="list990435192" text:continue-numbering="true" text:style-name="L10">
        <text:list-item>
          <text:p text:style-name="P35"><text:span text:style-name="T7">Two bytes of error code.</text:span></text:p>
        </text:list-item>
        <text:list-item>
          <text:p text:style-name="P35"><text:span text:style-name="T7">Two bytes of MTI. <text:s/>If the frame transport only delivered part of the MTI</text:span><text:span text:style-name="T7"><text:note text:id="ftn4" text:note-class="footnote"><text:note-citation>4</text:note-citation><text:note-body><text:p text:style-name="Footnote"><text:change-start text:change-id="ct535591648"/>For example, CAN delivers 14 bits of the MTI<text:change-end text:change-id="ct535591648"/><text:change-start text:change-id="ct535592224"/> via each frame (the special bit is known to be zero and <text:span text:style-name="T10">the</text:span> stream/datagram bit can be inferred).<text:change-end text:change-id="ct535592224"/></text:p></text:note-body></text:note></text:span><text:span text:style-name="T7">, that content is returned with the rest of the MTI bits set to zero.</text:span></text:p>
        </text:list-item>
        <text:list-item>
          <text:p text:style-name="P36">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6">0x1000 bit: if set, this is known to be a temporary error, and the interaction can be retried.</text:p>
      <text:p text:style-name="P16">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6975379587497895389" text:style-name="L11">
        <text:list-item>
          <text:p text:style-name="P37"><text:soft-page-break/>There is no guarantee that any other node is listening for this. No reply is possible. </text:p>
        </text:list-item>
        <text:list-item>
          <text:p text:style-name="P37">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text:soft-page-break/>(Need to explain “optional” here)</text:p>
      <text:h text:style-name="Heading_20_4" text:outline-level="4">Reject Addressed Optional Interaction</text:h>
      <text:list xml:id="list6092690085350785599" text:style-name="L12">
        <text:list-item>
          <text:p text:style-name="P38">Node A receives an addressed message from Node B that carries Node A's NID. </text:p>
        </text:list-item>
      </text:list>
      <text:list xml:id="list7775357771392850736" text:style-name="L13">
        <text:list-item>
          <text:p text:style-name="P39">The MTI indicates the start of an optional interaction. </text:p>
        </text:list-item>
      </text:list>
      <text:list xml:id="list4040986972604240247" text:style-name="L14">
        <text:list-item>
          <text:p text:style-name="P40">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535608000"/><text:change-start text:change-id="ct535608096"/>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535608096"/><text:change-start text:change-id="ct535610656"/></text:p>
      <text:p text:style-name="Standard">Example: <text:s/>A CAN node receives an addressed message with an unrecognized MTI:</text:p>
      <text:p text:style-name="P25">19EDCAAA <text:span text:style-name="T20">0123</text:span></text:p>
      <text:p text:style-name="Standard">It replies with</text:p>
      <text:p text:style-name="Standard">19068123 0A AA <text:span text:style-name="T17">20 00 </text:span><text:span text:style-name="T16">0E DC</text:span></text:p>
      <text:p text:style-name="Standard"><text:change-end text:change-id="ct535610656"/><text:change-start text:change-id="ct535607536"/><text:span text:style-name="T7">The 0C indicates Reject Optional Interaction. The </text:span><text:change-end text:change-id="ct535607536"/><text:change-start text:change-id="ct535611056"/><text:span text:style-name="T8">0E DC</text:span><text:change-end text:change-id="ct535611056"/><text:change-start text:change-id="ct535611408"/><text:span text:style-name="T7"> is as much as can be reconstructed of the original MTI. Note that it includes an addressed bit set, 10 00.</text:span><text:change-end text:change-id="ct535611408"/><text:change-start text:change-id="ct535612496"/><text:span text:style-name="T7"> The </text:span><text:span text:style-name="T9">20 00</text:span><text:span text:style-name="T7"> is the error code, which in this case indicates this is a permanent error.</text:span><text:change-end text:change-id="ct535612496"/><text:change-start text:change-id="ct535619888"/></text:p>
      <text:h text:style-name="Heading_20_4" text:outline-level="4">Reject Unaddressed Optional Interaction</text:h>
      <text:list xml:id="list2485198314389787499" text:style-name="L15">
        <text:list-item>
          <text:p text:style-name="P41">Node A receives an unaddressed message from Node B. </text:p>
        </text:list-item>
        <text:list-item>
          <text:p text:style-name="P41">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7608518063033152061" text:style-name="L16">
        <text:list-item>
          <text:p text:style-name="P42">Node A is taking part in an addressed interaction with Node B. Either node may be able to send the next message.</text:p>
        </text:list-item>
        <text:list-item>
          <text:p text:style-name="P42"><text:soft-page-break/>Some error condition prevents Node A from continuing the interaction. </text:p>
        </text:list-item>
        <text:list-item>
          <text:p text:style-name="P42">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5">not</text:span><text:change-end text:change-id="ct535619888"/><text:change-start text:change-id="ct535620320"/> available in the protocol docs; assume it is if not otherwise indicated; simplifies little nodes)<text:change-end text:change-id="ct535620320"/><text:change-start text:change-id="ct535621120"/></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text:soft-page-break/>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535621120"/><text:change-start text:change-id="ct535620864"/></text:p>
      <text:h text:style-name="Heading_20_1" text:outline-level="1"><text:change-end text:change-id="ct535620864"/><text:change-start text:change-id="ct535501104"/>Simple Node Protocol Subset</text:h>
      <text:p text:style-name="Standard"><text:change-end text:change-id="ct535501104"/><text:change-start text:change-id="ct535637776"/>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535621440"/>Simple nodes also have to do whatever is needed to function with their specific wire protocol, e.g. send <text:change-end text:change-id="ct535621440"/><text:change-start text:change-id="ct535621536"/>CID/RID frames on CAN.<text:change-end text:change-id="ct535621536"/></text:p></text:note-body></text:note> </text:p>
      <text:list xml:id="list4945306186478964581" text:style-name="L17">
        <text:list-item>
          <text:p text:style-name="P43">indicate their presence (by sending Initialization Complete messages and replying to Verify Node messages)</text:p>
        </text:list-item>
        <text:list-item>
          <text:p text:style-name="P43">send and receive event reports (through PCER messages and associated reports)</text:p>
        </text:list-item>
        <text:list-item>
          <text:p text:style-name="P43">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4887002187159617743" text:style-name="L18">
        <text:list-item>
          <text:p text:style-name="P44">learn about the appearance of other nodes (by receiving Initialization Complete messages)</text:p>
        </text:list-item>
        <text:list-item>
          <text:p text:style-name="P44">learn about other producers and consumers (by receiving status messages) </text:p>
        </text:list-item>
      </text:list>
      <text:p text:style-name="Standard">and similar. To do this, they must be able to send and receive every message type.</text:p>
      <text:p text:style-name="Standard"><text:soft-page-break/>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5916781439159988393" text:style-name="L19">
        <text:list-item>
          <text:p text:style-name="P45">Verify Node ID – They need to receive this so that they can reply to it.</text:p>
        </text:list-item>
        <text:list-item>
          <text:p text:style-name="P45">Verified Node ID – They need to receive this because it's the reply to their own request, which might be used to e.g. locate a node for delayed sending of status</text:p>
        </text:list-item>
        <text:list-item>
          <text:p text:style-name="P45">Protocol Support Inquiry – They need to receive this so that they can reply to it.</text:p>
        </text:list-item>
        <text:list-item>
          <text:p text:style-name="P45">Identify Consumers, Identify Producers, Identify Events – <text:span text:style-name="T14">because</text:span> others will ask this of them</text:p>
        </text:list-item>
        <text:list-item>
          <text:p text:style-name="P45">Learn Event – so they can be programmed</text:p>
        </text:list-item>
        <text:list-item>
          <text:p text:style-name="P45">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3024793283946230052" text:style-name="L20">
        <text:list-item>
          <text:p text:style-name="P46">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6">Consumer Identified, Consumer Identify Range: These are of interest to gateways and configuration tools, but an individual producer does not need to know which (if any) nodes are consuming its produced events.</text:p>
        </text:list-item>
        <text:list-item>
          <text:p text:style-name="P46"><text:soft-page-break/>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535637776"/><text:change-start text:change-id="ct535640592"/>Expansion</text:h>
      <text:h text:style-name="Heading_20_2" text:outline-level="2"><text:change-end text:change-id="ct535640592"/><text:change-start text:change-id="ct535640832"/>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535640832"/><text:change-start text:change-id="ct535641040"/></text:h>
      <text:p text:style-name="Standard">Longer than 8-byte global, 7-byte <text:change-end text:change-id="ct535641040"/><text:change-start text:change-id="ct535641136"/>addressed messages don't fit in a single frame. <text:s/>Discuss mechanism. <text:s/>Includes issues of guaranteed place for global to land in a node, e.g. memory management. (Spare frame type; request resend w/o buffering, but how long to hang on to origina<text:change-end text:change-id="ct535641136"/><text:change-start text:change-id="ct535501744"/>l?)<text:change-end text:change-id="ct535501744"/><text:change-start text:change-id="ct535641232"/></text:p>
      <text:p text:style-name="Standard"><text:change-end text:change-id="ct535641232"/><text:change-start text:change-id="ct535641536"/>PIP reply uses “break into N frames with MTI at start”: <text:s/>One message becomes N smaller ones. <text:s/>But it's a directed reply, so <text:span text:style-name="T7">the</text:span> requestor can ensure that the response will be processed on receipt.<text:change-end text:change-id="ct535641536"/><text:change-start text:change-id="ct535641632"/> Label end with a non-full CAN frame (though Io code sends those in the middle), if needed a zero-length frame.<text:change-end text:change-id="ct535641632"/><text:change-start text:change-id="ct535502080"/></text:p>
      <text:p text:style-name="Standard"/>
      <text:p text:style-name="Standard">How do multi-frame addressed messages work if the receive buffer is full and the receiver has to discard the frames?</text:p>
      <text:p text:style-name="Standard">The datagram protocol and stream protocol show how it can work. There are certainly other ways to handle it too.</text:p>
      <text:p text:style-name="Standard">For example, the SNII protocol sends a short message and gets back a lot of data. Previously, those were just a series of independent messages. SNII can still be like that, but it'll be better to add the start-end bits to those message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ext:p>
      <text:p text:style-name="Standard"><text:change-end text:change-id="ct535502080"/><text:change-start text:change-id="ct535642256"/>Expansion: PIP example. <text:s/>CAN-based code looks at 1<text:span text:style-name="T18">st</text:span> frame. <text:s/>To allow expansion, has to <text:span text:style-name="T15">already</text:span> look at first frame, reject/ignore if later frame<text:change-end text:change-id="ct535642256"/><text:change-start text:change-id="ct535642432"/>.</text:p>
      <text:p text:style-name="Standard"/>
      <text:p text:style-name="Standard">The idea of idempotent messages and replies, which simplifies protocols that can reject a message due to buffer full. <text:s/>(Just resend it, no book-keeping needed)<text:change-end text:change-id="ct535642432"/><text:change-start text:change-id="ct535502176"/></text:p>
      <text:p text:style-name="Standard"><text:soft-page-break/></text:p>
      <text:p text:style-name="Standard">Nodes shall not send short (less than <text:change-end text:change-id="ct535502176"/><text:change-start text:change-id="ct535641328"/>8 byte content) frames without the “last” bit active.</text:p>
      <text:p text:style-name="Standard"><text:span text:style-name="T7">Because</text:span> most frames are “only”, to simplify reading the MTI bytes, we've defined the first and last bits as active-0.</text:p>
      <text:p text:style-name="Standard">How to handle expansion? E<text:change-end text:change-id="ct535641328"/><text:change-start text:change-id="ct535644240"/>.g. what must nodes check? <text:s/>Reject if final not active, but that isn't expandable. Consider:</text:p>
      <text:list xml:id="list5139761867109556177" text:style-name="L21">
        <text:list-item>
          <text:p text:style-name="P47">first, last, expected content <text:change-end text:change-id="ct535644240"/><text:change-start text:change-id="ct535644336"/>–<text:change-end text:change-id="ct535644336"/><text:change-start text:change-id="ct535643712"/> handle as expected</text:p>
        </text:list-item>
      </text:list>
      <text:p text:style-name="Standard">Future expansion within the 1<text:span text:style-name="T18">st</text:span> frame, something already envisioned:</text:p>
      <text:list xml:id="list630908339" text:continue-numbering="true" text:style-name="L21">
        <text:list-item>
          <text:p text:style-name="P47">first, last, expected content + more in frame <text:change-end text:change-id="ct535643712"/><text:change-start text:change-id="ct535645856"/>–<text:change-end text:change-id="ct535645856"/><text:change-start text:change-id="ct535644576"/> handle original content as expected</text:p>
        </text:list-item>
      </text:list>
      <text:p text:style-name="Standard">Future expansion to larger message via additional frames:</text:p>
      <text:list xml:id="list1082072626" text:continue-numbering="true" text:style-name="L21">
        <text:list-item>
          <text:p text:style-name="P47">first, not last, expected content + more in frame <text:change-end text:change-id="ct535644576"/><text:change-start text:change-id="ct535644672"/>–<text:change-end text:change-id="ct535644672"/><text:change-start text:change-id="ct535646816"/> handle content</text:p>
        </text:list-item>
        <text:list-item>
          <text:p text:style-name="P47">not first, not last <text:change-end text:change-id="ct535646816"/><text:change-start text:change-id="ct535503312"/>–<text:change-end text:change-id="ct535503312"/><text:change-start text:change-id="ct535647040"/> more content, you've already replied, ignore</text:p>
        </text:list-item>
        <text:list-item>
          <text:p text:style-name="P47">not first, last <text:change-end text:change-id="ct535647040"/><text:change-start text:change-id="ct535647136"/>–<text:change-end text:change-id="ct535647136"/><text:change-start text:change-id="ct535647536"/>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535647536"/><text:change-start text:change-id="ct535647632"/> expansion of the message size<text:change-end text:change-id="ct535647632"/><text:change-start text:change-id="ct535644016"/>, because that's a burden of the future on nodes now. Fixing a max size is only a partial answer to this)</text:p>
      <text:p text:style-name="Standard">(PIP or SNII could be an example here)<text:change-end text:change-id="ct535644016"/><text:change-start text:change-id="ct535647728"/></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Does there need to be a permanent restriction on the max size of that buffer? <text:s/>Same size as datagram, which already has the issue? <text:s/>Note that SNII is now described as up to a total of 253 data byt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
      <text:p text:style-name="P12">PIP request example:</text:p>
      <text:p text:style-name="P12"><text:soft-page-break/>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p text:style-name="Standard"><text:change-end text:change-id="ct535647728"/><text:change-start text:change-id="ct535503968"/></text:p>
      <text:p text:style-name="P1"><text:change-end text:change-id="ct535503968"/><text:change text:change-id="ct5356478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pecification<text:tab/>1</text:p>
          <text:p text:style-name="P20"><text:s/>2.1 Introduction<text:tab/>1</text:p>
          <text:p text:style-name="P20"><text:s/>2.2 Intended Use<text:tab/>1</text:p>
          <text:p text:style-name="P20"><text:s/>2.3 References and Context<text:tab/>2</text:p>
          <text:p text:style-name="P20"><text:s/>2.4 Message Format<text:tab/>2</text:p>
          <text:p text:style-name="P24"><text:s/>2.4.1 Message Type Indicators<text:tab/>2</text:p>
          <text:p text:style-name="P23"><text:s/>2.4.1.1 CAN MTI Considerations<text:tab/>5</text:p>
          <text:p text:style-name="P22"><text:s/>2.4.1.1.1 Addressed and Global CAN MTIs<text:tab/>6</text:p>
          <text:p text:style-name="P22"><text:s/>2.4.1.1.2 Datagram and Stream frame format<text:tab/>7</text:p>
          <text:p text:style-name="P22"><text:s/>2.4.1.1.3 CAN Notes<text:tab/>8</text:p>
          <text:p text:style-name="P24"><text:s/>2.4.2 Message Content<text:tab/>8</text:p>
          <text:p text:style-name="P20"><text:s/>2.5 States<text:tab/>8</text:p>
          <text:p text:style-name="P20"><text:s/>2.6 Definition of Specific Messages<text:tab/>9</text:p>
          <text:p text:style-name="P24"><text:s/>2.6.1 Initialization Complete<text:tab/>9</text:p>
          <text:p text:style-name="P24"><text:s/>2.6.2 Verify Node ID<text:tab/>9</text:p>
          <text:p text:style-name="P24"><text:s/>2.6.3 Verified Node ID<text:tab/>10</text:p>
          <text:p text:style-name="P24"><text:s/>2.6.4 Optional Interaction Rejected<text:tab/>10</text:p>
          <text:p text:style-name="P24"><text:s/>2.6.5 Terminate Due to Error<text:tab/>11</text:p>
          <text:p text:style-name="P20"><text:s/>2.7 Interactions<text:tab/>11</text:p>
          <text:p text:style-name="P24"><text:s/>2.7.1 Node Initialization<text:tab/>11</text:p>
          <text:p text:style-name="P24"><text:s/>2.7.2 Node ID Detection<text:tab/>12</text:p>
          <text:p text:style-name="P23"><text:s/>2.7.2.1 Example: Node obtaining local alias from full node ID<text:tab/>12</text:p>
          <text:p text:style-name="P23"><text:s/>2.7.2.2 Example: Finding all nodes<text:tab/>12</text:p>
          <text:p text:style-name="P23"><text:s/>2.7.2.3 Example: Confirming that a specific node can still be reached<text:tab/>12</text:p>
          <text:p text:style-name="P24"><text:s/>2.7.3 Error Handling<text:tab/>12</text:p>
          <text:p text:style-name="P23"><text:s/>2.7.3.1 Reject Addressed Optional Interaction<text:tab/>12</text:p>
          <text:p text:style-name="P23"><text:s/>2.7.3.2 Reject Unaddressed Optional Interaction<text:tab/>13</text:p>
          <text:p text:style-name="P23"><text:s/>2.7.3.3 Reject Addressed Standard Interaction Due to Error<text:tab/>13</text:p>
          <text:p text:style-name="P24"><text:s/>2.7.4 Duplicate Node ID Discovery<text:tab/>14</text:p>
          <text:p text:style-name="P20"><text:s/>2.8 Delays and Timeouts<text:tab/>14</text:p>
          <text:p text:style-name="P21"><text:s/>3 Simple Node Protocol Subset<text:tab/>15</text:p>
          <text:p text:style-name="P20"><text:s/>3.1 Protocol Description<text:tab/>16</text:p>
          <text:p text:style-name="P24"><text:s/>3.1.1 Messages Transmitted<text:tab/>16</text:p>
          <text:p text:style-name="P24"><text:s/>3.1.2 Messages Received<text:tab/>16</text:p>
          <text:p text:style-name="P24"><text:s/>3.1.3 Messages Not Received<text:tab/>16</text:p>
          <text:p text:style-name="P21"><text:s/>4 Expansion<text:tab/>17</text:p>
          <text:p text:style-name="P20"><text:s/>4.1 Longer MTIs<text:tab/>17</text:p>
          <text:p text:style-name="P20"><text:s/>4.2 Longer Messages<text:tab/>1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35410080" text:id="ct535410080">
            <text:deletion>
              <office:change-info>
                <dc:creator>Bob Jacobsen</dc:creator>
                <dc:date>2010-10-08T17:22:00</dc:date>
              </office:change-info>
              <text:p text:style-name="MP1">NMRA Technical Note (number)</text:p>
            </text:deletion>
          </text:changed-region>
          <text:changed-region xml:id="ct535404112" text:id="ct535404112">
            <text:insertion>
              <office:change-info>
                <dc:creator>Bob Jacobsen</dc:creator>
                <dc:date>2010-10-08T17:22:00</dc:date>
              </office:change-info>
            </text:insertion>
          </text:changed-region>
        </text:tracked-changes>
        <text:p text:style-name="MP1"><draw:custom-shape text:anchor-type="char" draw:z-index="1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35410080"/><text:change-start text:change-id="ct535404112"/>OpenLCB Message Network Working Note<text:change-end text:change-id="ct535404112"/></text:p>
      </style:header>
      <style:footer>
        <text:tracked-changes>
          <text:changed-region xml:id="ct535108272" text:id="ct535108272">
            <text:deletion>
              <office:change-info>
                <dc:creator>Bob Jacobsen</dc:creator>
                <dc:date>2010-10-08T17:23:00</dc:date>
              </office:change-info>
              <text:p text:style-name="Footer"><text:span text:style-name="MT2">Title</text:span><text:span text:style-name="MT3"><text:tab/></text:span></text:p>
            </text:deletion>
          </text:changed-region>
          <text:changed-region xml:id="ct535412816" text:id="ct535412816">
            <text:insertion>
              <office:change-info>
                <dc:creator>Bob Jacobsen</dc:creator>
                <dc:date>2011-07-23T20:10:00</dc:date>
              </office:change-info>
            </text:insertion>
          </text:changed-region>
          <text:changed-region xml:id="ct535422800" text:id="ct535422800">
            <text:format-change>
              <office:change-info>
                <dc:creator>Bob Jacobsen</dc:creator>
                <dc:date>2012-06-15T21:24:00</dc:date>
              </office:change-info>
            </text:format-change>
          </text:changed-region>
        </text:tracked-changes>
        <text:p text:style-name="Footer"><text:change text:change-id="ct535108272"/><text:change-start text:change-id="ct535412816"/><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535412816"/><text:change-start text:change-id="ct535422800"/><text:span text:style-name="MT4"><text:tab/>Page </text:span><text:span text:style-name="Page_20_Number"><text:span text:style-name="MT4"><text:page-number text:select-page="current">20</text:page-number></text:span></text:span><text:span text:style-name="Page_20_Number"><text:span text:style-name="MT4"> of </text:span></text:span><text:span text:style-name="Page_20_Number"><text:span text:style-name="MT4"><text:page-count style:num-format="1">20</text:page-count></text:span></text:span><text:span text:style-name="Page_20_Number"><text:span text:style-name="MT4"> - </text:span></text:span><text:span text:style-name="Page_20_Number"><text:span text:style-name="MT4"><text:date style:data-style-name="N116" text:date-value="2012-08-25T16:45:23">8/25/2012</text:date></text:span></text:span><text:change-end text:change-id="ct535422800"/></text:p>
      </style:footer>
    </style:master-page>
    <style:master-page style:name="First_20_Page" style:display-name="First Page" style:page-layout-name="Mpm2" style:next-style-name="Standard">
      <style:header>
        <text:tracked-changes>
          <text:changed-region xml:id="ct535431440" text:id="ct535431440">
            <text:deletion>
              <office:change-info>
                <dc:creator>Bob Jacobsen</dc:creator>
                <dc:date>2010-10-07T21:46:00</dc:date>
              </office:change-info>
              <text:p text:style-name="MP6"><text:span text:style-name="MT5">NMRA TECHNICAL NOTES</text:span></text:p>
            </text:deletion>
          </text:changed-region>
          <text:changed-region xml:id="ct535428928" text:id="ct535428928">
            <text:insertion>
              <office:change-info>
                <dc:creator>Bob Jacobsen</dc:creator>
                <dc:date>2010-10-08T17:19:00</dc:date>
              </office:change-info>
            </text:insertion>
          </text:changed-region>
          <text:changed-region xml:id="ct535441616" text:id="ct535441616">
            <text:insertion>
              <office:change-info>
                <dc:creator>Bob Jacobsen</dc:creator>
                <dc:date>2012-06-27T08:19:00</dc:date>
              </office:change-info>
            </text:insertion>
          </text:changed-region>
          <text:changed-region xml:id="ct535429024" text:id="ct535429024">
            <text:insertion>
              <office:change-info>
                <dc:creator>Bob Jacobsen</dc:creator>
                <dc:date>2010-10-08T18:28:00</dc:date>
              </office:change-info>
            </text:insertion>
          </text:changed-region>
          <text:changed-region xml:id="ct535440192" text:id="ct535440192">
            <text:deletion>
              <office:change-info>
                <dc:creator>Bob Jacobsen</dc:creator>
                <dc:date>2010-10-08T18:28:00</dc:date>
              </office:change-info>
              <text:p text:style-name="MP6">(title)</text:p>
            </text:deletion>
          </text:changed-region>
          <text:changed-region xml:id="ct535440304" text:id="ct535440304">
            <text:insertion>
              <office:change-info>
                <dc:creator>Bob Jacobsen</dc:creator>
                <dc:date>2010-10-08T18:28:00</dc:date>
              </office:change-info>
            </text:insertion>
          </text:changed-region>
          <text:changed-region xml:id="ct535440400" text:id="ct535440400">
            <text:deletion>
              <office:change-info>
                <dc:creator>Bob Jacobsen</dc:creator>
                <dc:date>2010-10-08T17:19:00</dc:date>
              </office:change-info>
              <text:p text:style-name="MP6">(date)</text:p>
            </text:deletion>
          </text:changed-region>
          <text:changed-region xml:id="ct535437440" text:id="ct535437440">
            <text:insertion>
              <office:change-info>
                <dc:creator>Bob Jacobsen</dc:creator>
                <dc:date>2010-10-14T08:43:00</dc:date>
              </office:change-info>
            </text:insertion>
          </text:changed-region>
          <text:changed-region xml:id="ct535437312" text:id="ct535437312">
            <text:deletion>
              <office:change-info>
                <dc:creator>Bob Jacobsen</dc:creator>
                <dc:date>2010-10-07T21:47:00</dc:date>
              </office:change-info>
              <text:p text:style-name="MP6">(number)</text:p>
            </text:deletion>
          </text:changed-region>
          <text:changed-region xml:id="ct535437536" text:id="ct535437536">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0"><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535431440"/><text:change-start text:change-id="ct535428928"/>OpenLCB <text:change-end text:change-id="ct535428928"/><text:change-start text:change-id="ct535441616"/>Working<text:change-end text:change-id="ct535441616"/><text:change-start text:change-id="ct535429024"/> Note<text:change-end text:change-id="ct535429024"/></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535440192"/><text:change-start text:change-id="ct535440304"/>OpenLCB Message Network<text:change-end text:change-id="ct535440304"/></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535440400"/><text:change-start text:change-id="ct535437440"/><text:date style:data-style-name="N75" text:date-value="2012-08-25T16:45:23">Aug 25, 2012</text:date><text:change-end text:change-id="ct535437440"/></text:p>
            </table:table-cell>
            <table:table-cell table:style-name="Table1.C1" office:value-type="string">
              <text:p text:style-name="MP6"><text:change text:change-id="ct535437312"/><text:change-start text:change-id="ct535437536"/>Preliminary<text:change-end text:change-id="ct535437536"/></text:p>
            </table:table-cell>
          </table:table-row>
        </table:table>
        <text:p text:style-name="Header"/>
      </style:header>
      <style:footer>
        <text:tracked-changes>
          <text:changed-region xml:id="ct535445056" text:id="ct535445056">
            <text:deletion>
              <office:change-info>
                <dc:creator>Bob Jacobsen</dc:creator>
                <dc:date>2011-07-23T20:10:00</dc:date>
              </office:change-info>
              <text:p text:style-name="MP7"><text:span text:style-name="MT6">Copyright 20</text:span></text:p>
            </text:deletion>
          </text:changed-region>
          <text:changed-region xml:id="ct535449552" text:id="ct535449552">
            <text:deletion>
              <office:change-info>
                <dc:creator>Bob Jacobsen</dc:creator>
                <dc:date>2010-10-07T21:47:00</dc:date>
              </office:change-info>
              <text:p text:style-name="MP7"><text:span text:style-name="MT6">90</text:span></text:p>
            </text:deletion>
          </text:changed-region>
          <text:changed-region xml:id="ct535444960" text:id="ct535444960">
            <text:deletion>
              <office:change-info>
                <dc:creator>Bob Jacobsen</dc:creator>
                <dc:date>2011-07-23T20:10:00</dc:date>
              </office:change-info>
              <text:p text:style-name="MP7"><text:span text:style-name="MT6">, by J. Day, D. Harris, B. Jacobsen, </text:span></text:p>
            </text:deletion>
          </text:changed-region>
          <text:changed-region xml:id="ct535443968" text:id="ct535443968">
            <text:deletion>
              <office:change-info>
                <dc:creator>Bob Jacobsen</dc:creator>
                <dc:date>2010-10-08T17:21:00</dc:date>
              </office:change-info>
              <text:p text:style-name="MP7"><text:span text:style-name="MT6">A. Robinson, </text:span></text:p>
            </text:deletion>
          </text:changed-region>
          <text:changed-region xml:id="ct535428768" text:id="ct535428768">
            <text:deletion>
              <office:change-info>
                <dc:creator>Bob Jacobsen</dc:creator>
                <dc:date>2011-07-23T20:10:00</dc:date>
              </office:change-info>
              <text:p text:style-name="MP7"><text:span text:style-name="MT6">and A. Shepherd</text:span></text:p>
            </text:deletion>
          </text:changed-region>
          <text:changed-region xml:id="ct535448896" text:id="ct535448896">
            <text:insertion>
              <office:change-info>
                <dc:creator>Bob Jacobsen</dc:creator>
                <dc:date>2011-07-23T20:10:00</dc:date>
              </office:change-info>
            </text:insertion>
          </text:changed-region>
        </text:tracked-changes>
        <text:p text:style-name="MP7"><text:change text:change-id="ct535445056"/><text:change text:change-id="ct535449552"/><text:change text:change-id="ct535444960"/><text:change text:change-id="ct535443968"/><text:change text:change-id="ct535428768"/><text:change-start text:change-id="ct535448896"/><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5448896"/><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20</text:page-count></text:span></text:span><text:span text:style-name="Page_20_Number"><text:span text:style-name="MT7"> - </text:span></text:span><text:span text:style-name="Page_20_Number"><text:span text:style-name="MT7"><text:date style:data-style-name="N116" text:date-value="2012-08-25T16:45:23">8/25/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59</meta:editing-cycles>
    <meta:editing-duration>P1DT23H55M3S</meta:editing-duration>
    <meta:generator>OpenOffice.org/3.4$Unix OpenOffice.org_project/340m1$Build-9590</meta:generator>
    <dc:date>2012-08-25T16:45:23</dc:date>
    <dc:creator>Bob Jacobsen</dc:creator>
    <meta:keyword>OpenLCB-CAN Message Network</meta:keyword>
    <meta:document-statistic meta:table-count="10" meta:image-count="1" meta:object-count="0" meta:page-count="20" meta:paragraph-count="505" meta:word-count="7144" meta:character-count="41843"/>
    <meta:user-defined meta:name="Info 1"/>
    <meta:user-defined meta:name="Info 2"/>
    <meta:user-defined meta:name="Info 3"/>
    <meta:user-defined meta:name="Info 4"/>
  </office:meta>
</office:document-meta>
</file>